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office:automatic-styles>
  <office:body>
    <office:text>
      <text:p text:style-name="Text_20_body"><text:span text:style-name="T1">Preliminary</text:span><text:span text:style-name="T2"> </text:span><text:span text:style-name="T3">notes:</text:span> * Case studies are investigations of actions that changed a situation, that changed what was considered possible, and/or that showcase new and exciting principles or tactics that activists in other contexts could learn from and adapt. * See <text:a xlink:type="simple" xlink:href="https://github.com/BeautifulTrouble/Beautiful-Rising-Content/blob/master/case-studies/case-the-salt-march.md" office:name=""><text:span text:style-name="Definition">CASE: The salt march</text:span></text:a> for an example of a case study we're planning to adapt for inclusion in Beautiful Rising. * For inspiration, here are some recent case studies from <text:span text:style-name="T4">Beautiful</text:span><text:span text:style-name="T5"> </text:span><text:span text:style-name="T6">Trouble</text:span>: <text:a xlink:type="simple" xlink:href="http://beautifultrouble.org/case/taco-bell-boycott/" office:name=""><text:span text:style-name="Definition">Taco Bell Boycott</text:span></text:a>, <text:a xlink:type="simple" xlink:href="http://beautifultrouble.org/case/brazils-free-fare-movement/" office:name=""><text:span text:style-name="Definition">Brazil's Free Fare Movement</text:span></text:a> (from the Brazilian edition), <text:a xlink:type="simple" xlink:href="http://beautifultrouble.org/case/pimp-my-carroca/" office:name=""><text:span text:style-name="Definition">Pimp my... carroca!</text:span></text:a> (from the Brazilian edition), and <text:a xlink:type="simple" xlink:href="http://beautifultrouble.org/case/idle-dance-flash-mob/" office:name=""><text:span text:style-name="Definition">Idle No More and the Round Dance Flash Mob</text:span></text:a>. * Many questions may be answered in the <text:a xlink:type="simple" xlink:href="https://github.com/BeautifulTrouble/Beautiful-Rising-Content/blob/master/style-guide.md" office:name=""><text:span text:style-name="Definition">style guide</text:span></text:a>.</text:p>
      <text:h text:style-name="Heading_20_1" text:outline-level="1">CASE STUDY: Title</text:h>
      <text:h text:style-name="Heading_20_4" text:outline-level="4">When: [date]</text:h>
      <text:h text:style-name="Heading_20_4" text:outline-level="4">Where: [location]</text:h>
      <text:h text:style-name="Heading_20_4" text:outline-level="4">What:</text:h>
      <text:p text:style-name="First_20_paragraph">[What happened and why it’s significant: 500 words or less.]</text:p>
      <text:h text:style-name="Heading_20_4" text:outline-level="4">Why it worked:</text:h>
      <text:p text:style-name="First_20_paragraph">[~100 word overview of why the case study is exemplary/instructive/effective.]</text:p>
      <text:h text:style-name="Heading_20_4" text:outline-level="4">[Optional] What didn’t work:</text:h>
      <text:p text:style-name="First_20_paragraph">[If any important lessons leap out because of things that went wrong, include a brief write-up about them here.]</text:p>
      <text:h text:style-name="Heading_20_4" text:outline-level="4">Key TACTIC used:</text:h>
      <text:p text:style-name="First_20_paragraph">[Drawing from the master list of tactics, provide a ~50 word write-up of the one, or at most two, most relevant tactic(s) used in this case study. Note that the tactic itself will be fully explained elsewhere, so there’s no need to explain it in depth; focus instead on how it applies in this particular case. If your preferred tactic is not on the list, check in w/ editors, and we might add it.]</text:p>
      <text:h text:style-name="Heading_20_5" text:outline-level="5">TitleOfFirstKeyTactic:</text:h>
      <text:p text:style-name="First_20_paragraph">[50words.]</text:p>
      <text:h text:style-name="Heading_20_5" text:outline-level="5">[Optional] TitleOfSecondKeyTactic:</text:h>
      <text:p text:style-name="First_20_paragraph">[50words.]</text:p>
      <text:h text:style-name="Heading_20_4" text:outline-level="4">Other TACTICS used:</text:h>
      <text:p text:style-name="First_20_paragraph">[Simple list of other related tactics.]</text:p>
      <text:h text:style-name="Heading_20_4" text:outline-level="4">Key PRINCIPLES at work:</text:h>
      <text:p text:style-name="First_20_paragraph">[Drawing from the master list of principles, provide 1 to 4 ~50-word write-ups of key principles, explaining how the relevant principles were used to make the action a success. Note that the principle itself will be fully explained elsewhere, so there’s no need to explain it in depth; focus instead on how it applies in this particular case. If your preferred principle is not on the list, check in w/ editors, and we might add it.]</text:p>
      <text:h text:style-name="Heading_20_5" text:outline-level="5">TitleOfFirstKeyPrinciple:</text:h>
      <text:p text:style-name="First_20_paragraph">[50words.]</text:p>
      <text:h text:style-name="Heading_20_5" text:outline-level="5">[Optional] TitleOfSecondKeyPrinciple:</text:h>
      <text:p text:style-name="First_20_paragraph">[50words.]</text:p>
      <text:h text:style-name="Heading_20_5" text:outline-level="5">[Optional] TitleOfThirdKeyPrinciple:</text:h>
      <text:p text:style-name="First_20_paragraph">[50words.]</text:p>
      <text:h text:style-name="Heading_20_5" text:outline-level="5">[Optional] TitleOfFourthKeyPrinciple:</text:h>
      <text:p text:style-name="First_20_paragraph">[50words.]</text:p>
      <text:h text:style-name="Heading_20_4" text:outline-level="4">Other PRINCIPLES at work:</text:h>
      <text:p text:style-name="First_20_paragraph">[Simple list of other related principles.]</text:p>
      <text:h text:style-name="Heading_20_4" text:outline-level="4">[Optional] Key THEORY at work:</text:h>
      <text:p text:style-name="First_20_paragraph">[Drawing from the master list of theories, provide a ~50 word write-up of the most relevant theory used in this case study. Note that the theory itself will be fully explained elsewhere, so there’s no need to explain it in depth; focus instead on how it applies in this particular case. If your preferred theory is not on the list, check in w/ editors, and we might add it.]</text:p>
      <text:h text:style-name="Heading_20_4" text:outline-level="4">Other THEORIES at work:</text:h>
      <text:p text:style-name="First_20_paragraph">[Simple list of theories that have been applied.]</text:p>
      <text:h text:style-name="Heading_20_4" text:outline-level="4">PRACTITIONERS:</text:h>
      <text:p text:style-name="First_20_paragraph">[Simple list of relevant practitioner(s). Key practitioners are being briefly profiled in the book here. If your practitioners are not on this list, please add them here.]</text:p>
      <text:h text:style-name="Heading_20_4" text:outline-level="4">Learn more:</text:h>
      <text:p text:style-name="First_20_paragraph">[Links to particularly relevant content offline and online.]</text:p>
      <text:p text:style-name="Text_20_body"><text:span text:style-name="T7">For</text:span><text:span text:style-name="T8"> </text:span><text:span text:style-name="T9">each</text:span><text:span text:style-name="T10"> </text:span><text:span text:style-name="T11">item,</text:span><text:span text:style-name="T12"> </text:span><text:span text:style-name="T13">indicate:</text:span> ##### Title: #####Description: [Generally tag-lines for websites, bylines for books, bylines with publication name for articles, and "Film by" or "Documentary by" for films. Adapt as appropriate] ##### Type: [book, article, video, audio, website] ##### URL:</text:p>
      <text:h text:style-name="Heading_20_4" text:outline-level="4">Contributed by:</text:h>
      <text:p text:style-name="First_20_paragraph">[author (i.e. YOU).]</text:p>
      <text:h text:style-name="Heading_20_2" text:outline-level="2">Marginalia</text:h>
      <text:h text:style-name="Heading_20_4" text:outline-level="4">Tags:</text:h>
      <text:p text:style-name="First_20_paragraph">[Tags for sorting/navigation purposes, drawn from the master list of tags (TK)]</text:p>
      <text:h text:style-name="Heading_20_4" text:outline-level="4">Pull quote:</text:h>
      <text:p text:style-name="First_20_paragraph">[If a sentence is particularly thought-provoking, and short attention-grabbing, please list it here for consideration as a pull quote for the piece.]</text:p>
      <text:h text:style-name="Heading_20_4" text:outline-level="4">Author’s bio:</text:h>
      <text:p text:style-name="First_20_paragraph">[If we don’t already have a bio for you, please provide a brief (one- or two-sentence) write-up about yourself. Also include a photo of yourself, as high-res as possible. If too big to upload, please email to team@beautifultrouble.org.]</text:p>
      <text:h text:style-name="Heading_20_4" text:outline-level="4">Images:</text:h>
      <text:p text:style-name="First_20_paragraph"><text:span text:style-name="T14">For</text:span><text:span text:style-name="T15"> </text:span><text:span text:style-name="T16">each</text:span><text:span text:style-name="T17"> </text:span><text:span text:style-name="T18">image:</text:span> ##### Image link: [If you have suggestions of one or more images you think would work well to illustrate this entry, please include a link to the image. Alternately, images can also be uploaded to our images folder, but please indicate the image name and link to it here. NOTE: The images need to be LARGE! Please ensure images are at least 1024 px wide, and ideally greater than 2000 px wide (at 72 dpi). If image is too large to upload, email image to team@beautifultrouble.org]</text:p>
      <text:h text:style-name="Heading_20_5" text:outline-level="5">Image caption:</text:h>
      <text:p text:style-name="First_20_paragraph">[Short description of the image.]</text:p>
      <text:h text:style-name="Heading_20_5" text:outline-level="5">Image copyright status:</text:h>
      <text:p text:style-name="First_20_paragraph">[E.g., creative commons, by permission of so-and-so,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